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407927" draw:textarea-horizontal-align="justify" draw:textarea-vertical-align="middle" draw:auto-grow-height="false" fo:min-height="14.85cm" fo:min-width="13.3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3.05cm" fo:min-width="3.2cm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1.55cm" fo:min-width="0.6cm"/>
    </style:style>
    <style:style style:name="gr4" style:family="graphic" style:parent-style-name="standard">
      <style:graphic-properties draw:fill-color="#1c1c1c" draw:textarea-horizontal-align="justify" draw:textarea-vertical-align="middle" draw:auto-grow-height="false" fo:min-height="1.75cm" fo:min-width="0.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" style:family="graphic" style:parent-style-name="standard">
      <style:graphic-properties draw:fill-color="#fff9ae" draw:textarea-horizontal-align="justify" draw:textarea-vertical-align="middle" draw:auto-grow-height="false" fo:min-height="8.55cm" fo:min-width="1.6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2.65cm" fo:min-width="2.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cm" fo:min-width="0cm"/>
    </style:style>
    <style:style style:name="gr9" style:family="graphic" style:parent-style-name="standard">
      <style:graphic-properties draw:fill-color="#b2b2b2" draw:textarea-horizontal-align="justify" draw:textarea-vertical-align="middle" draw:auto-grow-height="false" fo:min-height="0.75cm" fo:min-width="0.2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211cm" fo:min-width="0cm"/>
    </style:style>
    <style:style style:name="gr11" style:family="graphic" style:parent-style-name="standard">
      <style:graphic-properties svg:stroke-color="#ffffff" draw:fill-color="#ed1c24" draw:textarea-horizontal-align="justify" draw:textarea-vertical-align="middle" draw:auto-grow-height="false" fo:min-height="0.15cm" fo:min-width="0cm"/>
    </style:style>
    <style:style style:name="gr12" style:family="graphic" style:parent-style-name="standard">
      <style:graphic-properties svg:stroke-color="#ffffff" draw:fill-color="#72bf44" draw:textarea-horizontal-align="justify" draw:textarea-vertical-align="middle" draw:auto-grow-height="false" fo:min-height="0.15cm" fo:min-width="0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0.85cm" fo:min-width="0.8cm"/>
    </style:style>
    <style:style style:name="gr14" style:family="graphic" style:parent-style-name="standard">
      <style:graphic-properties draw:fill="solid" draw:fill-color="#fff200" draw:textarea-horizontal-align="justify" draw:textarea-vertical-align="middle" draw:auto-grow-height="false" fo:min-height="0.174cm" fo:min-width="0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1.25cm" fo:min-width="2.1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7" style:family="graphic" style:parent-style-name="standard">
      <style:graphic-properties draw:fill-color="#fffbcc" draw:textarea-horizontal-align="justify" draw:textarea-vertical-align="middle" draw:auto-grow-height="false" fo:min-height="1.05cm" fo:min-width="2.3cm"/>
    </style:style>
    <style:style style:name="gr18" style:family="graphic" style:parent-style-name="standard">
      <style:graphic-properties svg:stroke-color="#ffffff" draw:fill-color="#fff200" draw:textarea-horizontal-align="justify" draw:textarea-vertical-align="middle" draw:auto-grow-height="false" fo:min-height="0.15cm" fo:min-width="0cm"/>
    </style:style>
    <style:style style:name="P1" style:family="paragraph">
      <loext:graphic-properties draw:fill-color="#407927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-color="#1c1c1c"/>
      <style:paragraph-properties fo:text-align="center"/>
    </style:style>
    <style:style style:name="P5" style:family="paragraph">
      <style:text-properties fo:color="#ffffff"/>
    </style:style>
    <style:style style:name="P6" style:family="paragraph">
      <loext:graphic-properties draw:fill="none" draw:fill-color="#ffffff"/>
      <style:text-properties fo:color="#ffffff"/>
    </style:style>
    <style:style style:name="P7" style:family="paragraph">
      <loext:graphic-properties draw:fill-color="#fff9ae"/>
      <style:paragraph-properties fo:text-align="center"/>
    </style:style>
    <style:style style:name="P8" style:family="paragraph">
      <style:text-properties fo:color="#000000"/>
    </style:style>
    <style:style style:name="P9" style:family="paragraph">
      <loext:graphic-properties draw:fill="none" draw:fill-color="#ffffff"/>
      <style:text-properties fo:color="#000000"/>
    </style:style>
    <style:style style:name="P10" style:family="paragraph">
      <loext:graphic-properties draw:fill-color="#b2b2b2"/>
      <style:paragraph-properties fo:text-align="center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72bf44"/>
      <style:paragraph-properties fo:text-align="center"/>
    </style:style>
    <style:style style:name="P13" style:family="paragraph">
      <loext:graphic-properties draw:fill-color="#dddddd"/>
      <style:paragraph-properties fo:text-align="center"/>
    </style:style>
    <style:style style:name="P14" style:family="paragraph">
      <loext:graphic-properties draw:fill="solid" draw:fill-color="#fff200"/>
      <style:paragraph-properties fo:text-align="center"/>
    </style:style>
    <style:style style:name="P15" style:family="paragraph">
      <loext:graphic-properties draw:fill-color="#fffbcc"/>
      <style:paragraph-properties fo:text-align="center"/>
    </style:style>
    <style:style style:name="P16" style:family="paragraph">
      <loext:graphic-properties draw:fill-color="#fff2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3.8cm" svg:height="15.1cm" svg:x="4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cm" svg:height="3.3cm" svg:x="9.7cm" svg:y="9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cm" svg:height="1.8cm" svg:x="4.6cm" svg:y="1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cm" svg:height="2cm" svg:x="4.4cm" svg:y="14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cm" svg:height="2cm" svg:x="6.1cm" svg:y="14.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9cm" svg:height="1.673cm" svg:x="4.2cm" svg:y="15.3cm">
          <draw:text-box>
            <text:p text:style-name="P5">3.3V</text:p>
          </draw:text-box>
        </draw:frame>
        <draw:frame draw:style-name="gr5" draw:text-style-name="P6" draw:layer="layout" svg:width="1.9cm" svg:height="1.673cm" svg:x="6cm" svg:y="15.301cm">
          <draw:text-box>
            <text:p text:style-name="P5">1.2V</text:p>
          </draw:text-box>
        </draw:frame>
        <draw:frame draw:style-name="gr5" draw:text-style-name="P6" draw:layer="layout" svg:width="1.9cm" svg:height="1.673cm" svg:x="4.2cm" svg:y="17.3cm">
          <draw:text-box>
            <text:p text:style-name="P5">USB</text:p>
          </draw:text-box>
        </draw:frame>
        <draw:frame draw:style-name="gr5" draw:text-style-name="P6" draw:layer="layout" svg:width="2.4cm" svg:height="1.673cm" svg:x="10.3cm" svg:y="10.427cm">
          <draw:text-box>
            <text:p text:style-name="P5">FPGA</text:p>
          </draw:text-box>
        </draw:frame>
        <draw:custom-shape draw:style-name="gr6" draw:text-style-name="P7" draw:layer="layout" svg:width="2.1cm" svg:height="8.8cm" svg:x="4.3cm" svg:y="5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1cm" svg:height="8.8cm" draw:transform="rotate (1.5707963267949) translate (6.9cm 6.2cm)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4cm" svg:height="1.673cm" svg:x="4.3cm" svg:y="10.501cm">
          <draw:text-box>
            <text:p text:style-name="P8">Pines</text:p>
          </draw:text-box>
        </draw:frame>
        <draw:frame draw:style-name="gr5" draw:text-style-name="P9" draw:layer="layout" svg:width="2.4cm" svg:height="1.673cm" svg:x="9.9cm" svg:y="4.627cm">
          <draw:text-box>
            <text:p text:style-name="P8">Pines</text:p>
          </draw:text-box>
        </draw:frame>
        <draw:custom-shape draw:style-name="gr7" draw:text-style-name="P2" draw:layer="layout" svg:width="2.7cm" svg:height="2.9cm" svg:x="7.9cm" svg:y="13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7cm" svg:height="2.9cm" svg:x="10.9cm" svg:y="13.3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4cm" svg:height="1.673cm" svg:x="8.1cm" svg:y="14cm">
          <draw:text-box>
            <text:p text:style-name="P5">ACL 9AXis</text:p>
          </draw:text-box>
        </draw:frame>
        <draw:frame draw:style-name="gr8" draw:text-style-name="P6" draw:layer="layout" svg:width="2.4cm" svg:height="2.1cm" svg:x="10.9cm" svg:y="13.8cm">
          <draw:text-box>
            <text:p text:style-name="P5">SRAM</text:p>
            <text:p text:style-name="P5">4MB</text:p>
          </draw:text-box>
        </draw:frame>
        <draw:custom-shape draw:style-name="gr7" draw:text-style-name="P2" draw:layer="layout" svg:width="2.7cm" svg:height="2.9cm" svg:x="13.7cm" svg:y="8.773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8cm" svg:height="2.1cm" svg:x="13.9cm" svg:y="9.273cm">
          <draw:text-box>
            <text:p text:style-name="P5">FLASH</text:p>
          </draw:text-box>
        </draw:frame>
        <draw:custom-shape draw:style-name="gr9" draw:text-style-name="P10" draw:layer="layout" svg:width="0.7cm" svg:height="1cm" svg:x="6.8cm" svg:y="17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292cm" svg:height="0.461cm" svg:x="7.033cm" svg:y="18.1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7cm" svg:height="1cm" svg:x="7.6cm" svg:y="17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292cm" svg:height="0.461cm" svg:x="7.833cm" svg:y="18.1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7cm" svg:height="1cm" svg:x="8.4cm" svg:y="17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292cm" svg:height="0.461cm" svg:x="8.633cm" svg:y="18.1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7cm" svg:height="1cm" svg:x="9.2cm" svg:y="17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292cm" svg:height="0.461cm" svg:x="9.433cm" svg:y="18.13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3cm" svg:height="0.4cm" svg:x="7cm" svg:y="17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3cm" svg:height="0.4cm" svg:x="7.7cm" svg:y="17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3cm" svg:height="0.4cm" svg:x="8.5cm" svg:y="17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3cm" svg:height="0.4cm" svg:x="9.3cm" svg:y="17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3cm" svg:height="0.4cm" svg:x="6.1cm" svg:y="17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3cm" svg:height="1.1cm" svg:x="14.4cm" svg:y="7.47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6cm" svg:height="0.6cm" svg:x="14.8cm" svg:y="7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9cm" svg:height="1.673cm" svg:x="14.2cm" svg:y="6.6cm">
          <draw:text-box>
            <text:p text:style-name="P5">RST</text:p>
          </draw:text-box>
        </draw:frame>
        <draw:custom-shape draw:style-name="gr15" draw:text-style-name="P2" draw:layer="layout" svg:width="2.61cm" svg:height="1.5cm" svg:x="14.2cm" svg:y="11.8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2.706cm" svg:height="1.087cm" svg:x="14.394cm" svg:y="12.058cm">
          <draw:text-box>
            <text:p text:style-name="P5">DAC</text:p>
          </draw:text-box>
        </draw:frame>
        <draw:custom-shape draw:style-name="gr15" draw:text-style-name="P2" draw:layer="layout" svg:width="2.61cm" svg:height="1.5cm" svg:x="14.2cm" svg:y="13.4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2.706cm" svg:height="1.087cm" svg:x="14.394cm" svg:y="13.658cm">
          <draw:text-box>
            <text:p text:style-name="P5">ADC</text:p>
          </draw:text-box>
        </draw:frame>
        <draw:custom-shape draw:style-name="gr17" draw:text-style-name="P15" draw:layer="layout" svg:width="2.8cm" svg:height="1.3cm" svg:x="14.2cm" svg:y="15.3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4cm" svg:height="1.673cm" svg:x="14.6cm" svg:y="15.5cm">
          <draw:text-box>
            <text:p text:style-name="P8">JTAG</text:p>
          </draw:text-box>
        </draw:frame>
        <draw:custom-shape draw:style-name="gr18" draw:text-style-name="P16" draw:layer="layout" svg:width="0.3cm" svg:height="0.4cm" svg:x="13.9cm" svg:y="7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9T19:52:13.233745673</meta:creation-date>
    <dc:date>2019-08-29T20:13:59.800566861</dc:date>
    <meta:editing-duration>PT54S</meta:editing-duration>
    <meta:editing-cycles>1</meta:editing-cycles>
    <meta:document-statistic meta:object-count="42"/>
    <meta:generator>LibreOffice/6.0.7.3$Linux_X86_64 LibreOffice_project/00m0$Build-3</meta:generator>
  </office:meta>
</office:document-meta>
</file>